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A0000020D1921F5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633cm" svg:x="1cm" svg:y="9.533cm">
          <draw:image xlink:href="Pictures/10000000000003AA0000020D1921F5B5.png" xlink:type="simple" xlink:show="embed" xlink:actuate="onLoad">
            <text:p text:style-name="P3"/>
          </draw:image>
        </draw:frame>
        <draw:custom-shape draw:style-name="gr2" draw:text-style-name="P2" draw:layer="layout" svg:width="2cm" svg:height="1cm" svg:x="1cm" svg:y="11.5cm">
          <text:p text:style-name="P3"/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-4069.5652173913 17607.9920079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2" draw:layer="layout" svg:width="2cm" svg:height="1cm" svg:x="1cm" svg:y="14.5cm">
          <text:p text:style-name="P3"/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-4069.5652173913 17607.9920079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2" draw:layer="layout" svg:width="2cm" svg:height="1cm" svg:x="1cm" svg:y="17.5cm">
          <text:p text:style-name="P3"/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-4058.77061469265 17607.9920079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3" draw:layer="layout" svg:width="2.5cm" svg:height="1.038cm" svg:x="1cm" svg:y="11.5cm">
          <draw:text-box>
            <text:p text:style-name="P3">Invita</text:p>
          </draw:text-box>
        </draw:frame>
        <draw:frame draw:style-name="gr3" draw:text-style-name="P3" draw:layer="layout" svg:width="2.5cm" svg:height="1.038cm" svg:x="1cm" svg:y="14.462cm">
          <draw:text-box>
            <text:p text:style-name="P3">Invita</text:p>
          </draw:text-box>
        </draw:frame>
        <draw:frame draw:style-name="gr3" draw:text-style-name="P3" draw:layer="layout" svg:width="2.5cm" svg:height="1.038cm" svg:x="1cm" svg:y="17.462cm">
          <draw:text-box>
            <text:p text:style-name="P3">Invi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creator>mattia</dc:creator>
    <dc:date>2008-12-14T23:47:3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